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7.054cm" svg:y="0.1cm">
            <draw:object draw:notify-on-update-of-ranges="Sheet1.A1:Sheet1.A1 Sheet1.A2:Sheet1.A8 Sheet1.B1:Sheet1.B1 Sheet1.B2:Sheet1.B8 Sheet1.C1:Sheet1.C1 Sheet1.C2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Vereadores</text:p>
          </table:table-cell>
          <table:table-cell office:value-type="string" calcext:value-type="string">
            <text:p>Deputados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table:formula="of:=1.37+0.07"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1.32+15.87" office:value-type="float" office:value="17.19" calcext:value-type="float">
            <text:p>17.19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formula="of:=1.33+0.16"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10.6+0.96" office:value-type="float" office:value="11.56" calcext:value-type="float">
            <text:p>11.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8:34:07.055157156</meta:creation-date>
    <dc:date>2018-05-26T11:29:54.705541345</dc:date>
    <meta:editing-duration>PT16H40M34S</meta:editing-duration>
    <meta:editing-cycles>2</meta:editing-cycles>
    <meta:generator>LibreOffice/4.2.8.2$Linux_X86_64 LibreOffice_project/420m0$Build-2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width="0.1cm" svg:stroke-color="#0066ff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chart>
      <chart:chart svg:width="16cm" svg:height="9cm" xlink:href=".." xlink:type="simple" chart:class="chart:bar" chart:style-name="ch1">
        <chart:title svg:x="4.993cm" svg:y="0.316cm" chart:style-name="ch2">
          <text:p>Fração do total de candidatos</text:p>
        </chart:title>
        <chart:legend chart:legend-position="end" svg:x="13.525cm" svg:y="3.952cm" style:legend-expansion="high" chart:style-name="ch3"/>
        <chart:plot-area chart:style-name="ch4" table:cell-range-address="Sheet1.A1:Sheet1.C8" chart:data-source-has-labels="both" svg:x="1.331cm" svg:y="1.301cm" svg:width="11.874cm" svg:height="6.538cm">
          <chartooo:coordinate-region svg:x="1.952cm" svg:y="1.5cm" svg:width="11.253cm" svg:height="5.692cm"/>
          <chart:axis chart:dimension="x" chart:name="primary-x" chart:style-name="ch5" chartooo:axis-type="auto">
            <chartooo:date-scale/>
            <chart:title svg:x="6.92cm" svg:y="8.019cm" chart:style-name="ch6">
              <text:p>Ano</text:p>
            </chart:title>
            <chart:categories table:cell-range-address="Sheet1.A2:Sheet1.A8"/>
          </chart:axis>
          <chart:axis chart:dimension="y" chart:name="primary-y" chart:style-name="ch7">
            <chart:title svg:x="0.451cm" svg:y="5.897cm" chart:style-name="ch8">
              <text:p>% com zero votos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bar">
            <chart:data-point chart:repeated="7"/>
          </chart:series>
          <chart:series chart:style-name="ch11" chart:values-cell-range-address="Sheet1.C2:Sheet1.C8" chart:label-cell-address="Sheet1.C1:Sheet1.C1" chart:class="chart:bar">
            <chart:data-point chart:repeated="7"/>
          </chart:series>
          <chart:wall chart:style-name="ch12"/>
          <chart:floor chart:style-name="ch13"/>
        </chart:plot-area>
        <draw:line draw:style-name="gr1" draw:text-style-name="P1" svg:x1="6.783cm" svg:y1="7.191cm" svg:x2="6.783cm" svg:y2="1.499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eadores</text:p>
                <draw:g>
                  <svg:desc>Sheet1.B1:Sheet1.B1</svg:desc>
                </draw:g>
              </table:table-cell>
              <table:table-cell office:value-type="string">
                <text:p>Deputado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004">
                <text:p>200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  <table:table-cell office:value-type="float" office:value="NaN">
                <text:p>NaN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7.19">
                <text:p>17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1.56">
                <text:p>11.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